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tride 5" table:style-name="ta1">
        <table:shapes>
          <draw:frame draw:z-index="0" draw:style-name="gr1" svg:width="11.1559in" svg:height="6.5539in" svg:x="2.8406in" svg:y="0.2102in">
            <draw:object draw:notify-on-update-of-ranges="'Stride 5'.A2:'Stride 5'.A1001 'Stride 5'.B1:'Stride 5'.B1 'Stride 5'.B2:'Stride 5'.B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7">
            <text:p>9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4">
            <text:p>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6">
            <text:p>6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8">
            <text:p>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9">
            <text:p>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88">
            <text:p>8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9">
            <text:p>79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4">
            <text:p>7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6">
            <text:p>86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3">
            <text:p>83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87">
            <text:p>87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81">
            <text:p>8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9">
            <text:p>89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2">
            <text:p>9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4">
            <text:p>94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96">
            <text:p>96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93">
            <text:p>9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table:number-columns-repeated="2" office:value-type="float" office:value="130">
            <text:p>13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158">
            <text:p>1158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530">
            <text:p>530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449">
            <text:p>449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12">
            <text:p>412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57">
            <text:p>357</text:p>
          </table:table-cell>
        </table:table-row>
      </table:table>
      <table:table table:name="Stride 32" table:style-name="ta1">
        <table:shapes>
          <draw:frame draw:z-index="0" draw:style-name="gr1" svg:width="11.1559in" svg:height="6.5539in" svg:x="2.8406in" svg:y="0.2102in">
            <draw:object draw:notify-on-update-of-ranges="'Stride 32'.A2:'Stride 32'.A1001 'Stride 32'.B1:'Stride 32'.B1 'Stride 32'.B2:'Stride 32'.B10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13">
            <text:p>71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82">
            <text:p>88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26">
            <text:p>42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234">
            <text:p>123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984">
            <text:p>984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433">
            <text:p>433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463">
            <text:p>463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628">
            <text:p>628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428">
            <text:p>428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479">
            <text:p>47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406">
            <text:p>406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451">
            <text:p>451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46">
            <text:p>24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541">
            <text:p>54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498">
            <text:p>498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25">
            <text:p>425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81">
            <text:p>581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577">
            <text:p>577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730">
            <text:p>730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542">
            <text:p>54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617">
            <text:p>617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431">
            <text:p>431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714">
            <text:p>1714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875">
            <text:p>1875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007">
            <text:p>1007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388">
            <text:p>1388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697">
            <text:p>697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698">
            <text:p>1698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817">
            <text:p>817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696">
            <text:p>696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253">
            <text:p>1253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831">
            <text:p>83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203">
            <text:p>1203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822">
            <text:p>822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622">
            <text:p>62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153">
            <text:p>1153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664">
            <text:p>1664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807">
            <text:p>807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273">
            <text:p>1273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641">
            <text:p>64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585">
            <text:p>585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839">
            <text:p>839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41">
            <text:p>441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09">
            <text:p>309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53">
            <text:p>353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254">
            <text:p>254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670">
            <text:p>670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91">
            <text:p>39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414">
            <text:p>414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565">
            <text:p>565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62">
            <text:p>562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330">
            <text:p>330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387">
            <text:p>387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334">
            <text:p>334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324">
            <text:p>324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415">
            <text:p>415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534">
            <text:p>534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221">
            <text:p>221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17">
            <text:p>417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480">
            <text:p>480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219">
            <text:p>219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734">
            <text:p>734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41">
            <text:p>341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16">
            <text:p>416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0">
            <text:p>170</text:p>
          </table:table-cell>
        </table:table-row>
      </table:table>
      <table:table table:name="Stride 64" table:style-name="ta1">
        <table:shapes>
          <draw:frame draw:z-index="0" draw:style-name="gr1" svg:width="11.1559in" svg:height="6.5539in" svg:x="2.8406in" svg:y="0.2102in">
            <draw:object draw:notify-on-update-of-ranges="'Stride 64'.A2:'Stride 64'.A1001 'Stride 64'.B1:'Stride 64'.B1 'Stride 64'.B2:'Stride 64'.B100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size</text:p>
          </table:table-cell>
          <table:table-cell office:value-type="string">
            <text:p>dura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9">
            <text:p>9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8">
            <text:p>9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1">
            <text:p>10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11">
            <text:p>111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04">
            <text:p>10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05">
            <text:p>105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116">
            <text:p>11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17">
            <text:p>117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8">
            <text:p>10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09">
            <text:p>109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74">
            <text:p>97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14">
            <text:p>11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115">
            <text:p>11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113">
            <text:p>113</text:p>
          </table:table-cell>
        </table:table-row>
        <table:table-row table:style-name="ro1">
          <table:table-cell table:number-columns-repeated="2" office:value-type="float" office:value="120">
            <text:p>12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table:number-columns-repeated="2" office:value-type="float" office:value="122">
            <text:p>122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84">
            <text:p>384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table:number-columns-repeated="2" office:value-type="float" office:value="139">
            <text:p>139</text:p>
          </table:table-cell>
        </table:table-row>
        <table:table-row table:style-name="ro1">
          <table:table-cell table:number-columns-repeated="2" office:value-type="float" office:value="140">
            <text:p>14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table:number-columns-repeated="2" office:value-type="float" office:value="151">
            <text:p>151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322">
            <text:p>322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233">
            <text:p>233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137">
            <text:p>13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122">
            <text:p>12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11">
            <text:p>71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86">
            <text:p>18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08">
            <text:p>308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12">
            <text:p>112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19">
            <text:p>319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119">
            <text:p>119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12">
            <text:p>21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42">
            <text:p>14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134">
            <text:p>13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107">
            <text:p>107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131">
            <text:p>13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413">
            <text:p>413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136">
            <text:p>13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129">
            <text:p>129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304">
            <text:p>304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172">
            <text:p>172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176">
            <text:p>17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124">
            <text:p>12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315">
            <text:p>315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418">
            <text:p>418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91">
            <text:p>19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374">
            <text:p>374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153">
            <text:p>153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546">
            <text:p>546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123">
            <text:p>12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55">
            <text:p>15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439">
            <text:p>439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472">
            <text:p>472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461">
            <text:p>461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55">
            <text:p>25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396">
            <text:p>396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326">
            <text:p>326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569">
            <text:p>569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14">
            <text:p>314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135">
            <text:p>135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13">
            <text:p>213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160">
            <text:p>160</text:p>
          </table:table-cell>
        </table:table-row>
        <table:table-row table:style-name="ro1">
          <table:table-cell table:number-columns-repeated="2" office:value-type="float" office:value="524">
            <text:p>524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429">
            <text:p>429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306">
            <text:p>306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430">
            <text:p>430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245">
            <text:p>245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41">
            <text:p>14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234">
            <text:p>234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390">
            <text:p>390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492">
            <text:p>492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329">
            <text:p>329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474">
            <text:p>474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253">
            <text:p>253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54">
            <text:p>154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61">
            <text:p>161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237">
            <text:p>23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39">
            <text:p>139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404">
            <text:p>404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405">
            <text:p>405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96">
            <text:p>196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223">
            <text:p>223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232">
            <text:p>232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07">
            <text:p>40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97">
            <text:p>19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386">
            <text:p>386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368">
            <text:p>368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465">
            <text:p>465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59">
            <text:p>159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65">
            <text:p>165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64">
            <text:p>364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80">
            <text:p>380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37">
            <text:p>33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45">
            <text:p>345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548">
            <text:p>548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43">
            <text:p>143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206">
            <text:p>206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51">
            <text:p>351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381">
            <text:p>381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27">
            <text:p>12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222">
            <text:p>222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25">
            <text:p>12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217">
            <text:p>217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316">
            <text:p>316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87">
            <text:p>187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98">
            <text:p>198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231">
            <text:p>231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209">
            <text:p>209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03">
            <text:p>30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61">
            <text:p>361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424">
            <text:p>424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211">
            <text:p>211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377">
            <text:p>377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40">
            <text:p>140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204">
            <text:p>204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327">
            <text:p>327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238">
            <text:p>238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508">
            <text:p>508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47">
            <text:p>147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482">
            <text:p>482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78">
            <text:p>378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52">
            <text:p>152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229">
            <text:p>229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99">
            <text:p>199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35">
            <text:p>335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521">
            <text:p>52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570">
            <text:p>570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216">
            <text:p>216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33">
            <text:p>333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239">
            <text:p>239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69">
            <text:p>369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247">
            <text:p>247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462">
            <text:p>462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591">
            <text:p>591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float" office:value="802">
            <text:p>802</text:p>
          </table:table-cell>
          <table:table-cell office:value-type="float" office:value="456">
            <text:p>456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804">
            <text:p>804</text:p>
          </table:table-cell>
          <table:table-cell office:value-type="float" office:value="798">
            <text:p>798</text:p>
          </table:table-cell>
        </table:table-row>
        <table:table-row table:style-name="ro1">
          <table:table-cell office:value-type="float" office:value="805">
            <text:p>805</text:p>
          </table:table-cell>
          <table:table-cell office:value-type="float" office:value="576">
            <text:p>576</text:p>
          </table:table-cell>
        </table:table-row>
        <table:table-row table:style-name="ro1">
          <table:table-cell office:value-type="float" office:value="806">
            <text:p>806</text:p>
          </table:table-cell>
          <table:table-cell office:value-type="float" office:value="739">
            <text:p>739</text:p>
          </table:table-cell>
        </table:table-row>
        <table:table-row table:style-name="ro1">
          <table:table-cell office:value-type="float" office:value="807">
            <text:p>807</text:p>
          </table:table-cell>
          <table:table-cell office:value-type="float" office:value="476">
            <text:p>476</text:p>
          </table:table-cell>
        </table:table-row>
        <table:table-row table:style-name="ro1">
          <table:table-cell office:value-type="float" office:value="808">
            <text:p>808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809">
            <text:p>809</text:p>
          </table:table-cell>
          <table:table-cell office:value-type="float" office:value="331">
            <text:p>331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637">
            <text:p>637</text:p>
          </table:table-cell>
        </table:table-row>
        <table:table-row table:style-name="ro1">
          <table:table-cell office:value-type="float" office:value="811">
            <text:p>811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812">
            <text:p>812</text:p>
          </table:table-cell>
          <table:table-cell office:value-type="float" office:value="783">
            <text:p>783</text:p>
          </table:table-cell>
        </table:table-row>
        <table:table-row table:style-name="ro1">
          <table:table-cell office:value-type="float" office:value="813">
            <text:p>813</text:p>
          </table:table-cell>
          <table:table-cell office:value-type="float" office:value="475">
            <text:p>475</text:p>
          </table:table-cell>
        </table:table-row>
        <table:table-row table:style-name="ro1">
          <table:table-cell office:value-type="float" office:value="814">
            <text:p>814</text:p>
          </table:table-cell>
          <table:table-cell office:value-type="float" office:value="614">
            <text:p>614</text:p>
          </table:table-cell>
        </table:table-row>
        <table:table-row table:style-name="ro1">
          <table:table-cell office:value-type="float" office:value="815">
            <text:p>815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816">
            <text:p>816</text:p>
          </table:table-cell>
          <table:table-cell office:value-type="float" office:value="511">
            <text:p>511</text:p>
          </table:table-cell>
        </table:table-row>
        <table:table-row table:style-name="ro1">
          <table:table-cell office:value-type="float" office:value="817">
            <text:p>817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818">
            <text:p>818</text:p>
          </table:table-cell>
          <table:table-cell office:value-type="float" office:value="689">
            <text:p>689</text:p>
          </table:table-cell>
        </table:table-row>
        <table:table-row table:style-name="ro1">
          <table:table-cell office:value-type="float" office:value="819">
            <text:p>819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613">
            <text:p>613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office:value-type="float" office:value="370">
            <text:p>370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25">
            <text:p>825</text:p>
          </table:table-cell>
          <table:table-cell office:value-type="float" office:value="367">
            <text:p>367</text:p>
          </table:table-cell>
        </table:table-row>
        <table:table-row table:style-name="ro1">
          <table:table-cell office:value-type="float" office:value="826">
            <text:p>826</text:p>
          </table:table-cell>
          <table:table-cell office:value-type="float" office:value="681">
            <text:p>681</text:p>
          </table:table-cell>
        </table:table-row>
        <table:table-row table:style-name="ro1">
          <table:table-cell office:value-type="float" office:value="827">
            <text:p>827</text:p>
          </table:table-cell>
          <table:table-cell office:value-type="float" office:value="376">
            <text:p>376</text:p>
          </table:table-cell>
        </table:table-row>
        <table:table-row table:style-name="ro1">
          <table:table-cell office:value-type="float" office:value="828">
            <text:p>828</text:p>
          </table:table-cell>
          <table:table-cell office:value-type="float" office:value="802">
            <text:p>802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679">
            <text:p>679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office:value-type="float" office:value="346">
            <text:p>346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office:value-type="float" office:value="338">
            <text:p>338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float" office:value="835">
            <text:p>835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office:value-type="float" office:value="701">
            <text:p>701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401">
            <text:p>401</text:p>
          </table:table-cell>
        </table:table-row>
        <table:table-row table:style-name="ro1">
          <table:table-cell office:value-type="float" office:value="841">
            <text:p>841</text:p>
          </table:table-cell>
          <table:table-cell office:value-type="float" office:value="437">
            <text:p>437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office:value-type="float" office:value="636">
            <text:p>636</text:p>
          </table:table-cell>
        </table:table-row>
        <table:table-row table:style-name="ro1">
          <table:table-cell office:value-type="float" office:value="843">
            <text:p>843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44">
            <text:p>844</text:p>
          </table:table-cell>
          <table:table-cell office:value-type="float" office:value="747">
            <text:p>747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office:value-type="float" office:value="760">
            <text:p>760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office:value-type="float" office:value="445">
            <text:p>445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office:value-type="float" office:value="385">
            <text:p>385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853">
            <text:p>853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office:value-type="float" office:value="436">
            <text:p>436</text:p>
          </table:table-cell>
        </table:table-row>
        <table:table-row table:style-name="ro1">
          <table:table-cell office:value-type="float" office:value="855">
            <text:p>855</text:p>
          </table:table-cell>
          <table:table-cell office:value-type="float" office:value="226">
            <text:p>226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office:value-type="float" office:value="242">
            <text:p>242</text:p>
          </table:table-cell>
        </table:table-row>
        <table:table-row table:style-name="ro1">
          <table:table-cell office:value-type="float" office:value="858">
            <text:p>858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float" office:value="859">
            <text:p>859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79">
            <text:p>379</text:p>
          </table:table-cell>
        </table:table-row>
        <table:table-row table:style-name="ro1">
          <table:table-cell office:value-type="float" office:value="861">
            <text:p>861</text:p>
          </table:table-cell>
          <table:table-cell office:value-type="float" office:value="244">
            <text:p>244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float" office:value="863">
            <text:p>863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office:value-type="float" office:value="149">
            <text:p>149</text:p>
          </table:table-cell>
        </table:table-row>
        <table:table-row table:style-name="ro1">
          <table:table-cell office:value-type="float" office:value="866">
            <text:p>866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office:value-type="float" office:value="145">
            <text:p>145</text:p>
          </table:table-cell>
        </table:table-row>
        <table:table-row table:style-name="ro1">
          <table:table-cell office:value-type="float" office:value="868">
            <text:p>868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office:value-type="float" office:value="220">
            <text:p>220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365">
            <text:p>365</text:p>
          </table:table-cell>
        </table:table-row>
        <table:table-row table:style-name="ro1">
          <table:table-cell office:value-type="float" office:value="871">
            <text:p>87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872">
            <text:p>872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874">
            <text:p>874</text:p>
          </table:table-cell>
          <table:table-cell office:value-type="float" office:value="371">
            <text:p>371</text:p>
          </table:table-cell>
        </table:table-row>
        <table:table-row table:style-name="ro1">
          <table:table-cell office:value-type="float" office:value="875">
            <text:p>875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float" office:value="876">
            <text:p>876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877">
            <text:p>877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float" office:value="878">
            <text:p>87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879">
            <text:p>879</text:p>
          </table:table-cell>
          <table:table-cell office:value-type="float" office:value="224">
            <text:p>224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168">
            <text:p>168</text:p>
          </table:table-cell>
        </table:table-row>
        <table:table-row table:style-name="ro1">
          <table:table-cell office:value-type="float" office:value="881">
            <text:p>881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882">
            <text:p>882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883">
            <text:p>88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884">
            <text:p>884</text:p>
          </table:table-cell>
          <table:table-cell office:value-type="float" office:value="394">
            <text:p>394</text:p>
          </table:table-cell>
        </table:table-row>
        <table:table-row table:style-name="ro1">
          <table:table-cell office:value-type="float" office:value="885">
            <text:p>885</text:p>
          </table:table-cell>
          <table:table-cell office:value-type="float" office:value="227">
            <text:p>227</text:p>
          </table:table-cell>
        </table:table-row>
        <table:table-row table:style-name="ro1">
          <table:table-cell office:value-type="float" office:value="886">
            <text:p>886</text:p>
          </table:table-cell>
          <table:table-cell office:value-type="float" office:value="410">
            <text:p>410</text:p>
          </table:table-cell>
        </table:table-row>
        <table:table-row table:style-name="ro1">
          <table:table-cell office:value-type="float" office:value="887">
            <text:p>88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float" office:value="889">
            <text:p>889</text:p>
          </table:table-cell>
          <table:table-cell office:value-type="float" office:value="182">
            <text:p>182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355">
            <text:p>355</text:p>
          </table:table-cell>
        </table:table-row>
        <table:table-row table:style-name="ro1">
          <table:table-cell office:value-type="float" office:value="891">
            <text:p>891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892">
            <text:p>892</text:p>
          </table:table-cell>
          <table:table-cell office:value-type="float" office:value="402">
            <text:p>402</text:p>
          </table:table-cell>
        </table:table-row>
        <table:table-row table:style-name="ro1">
          <table:table-cell office:value-type="float" office:value="893">
            <text:p>893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894">
            <text:p>894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895">
            <text:p>89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896">
            <text:p>896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897">
            <text:p>89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898">
            <text:p>898</text:p>
          </table:table-cell>
          <table:table-cell office:value-type="float" office:value="313">
            <text:p>313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float" office:value="163">
            <text:p>163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375">
            <text:p>375</text:p>
          </table:table-cell>
        </table:table-row>
        <table:table-row table:style-name="ro1">
          <table:table-cell office:value-type="float" office:value="901">
            <text:p>901</text:p>
          </table:table-cell>
          <table:table-cell office:value-type="float" office:value="248">
            <text:p>248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359">
            <text:p>359</text:p>
          </table:table-cell>
        </table:table-row>
        <table:table-row table:style-name="ro1">
          <table:table-cell office:value-type="float" office:value="903">
            <text:p>903</text:p>
          </table:table-cell>
          <table:table-cell office:value-type="float" office:value="177">
            <text:p>177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88">
            <text:p>188</text:p>
          </table:table-cell>
        </table:table-row>
        <table:table-row table:style-name="ro1">
          <table:table-cell office:value-type="float" office:value="905">
            <text:p>905</text:p>
          </table:table-cell>
          <table:table-cell office:value-type="float" office:value="251">
            <text:p>251</text:p>
          </table:table-cell>
        </table:table-row>
        <table:table-row table:style-name="ro1">
          <table:table-cell office:value-type="float" office:value="906">
            <text:p>906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office:value-type="float" office:value="907">
            <text:p>907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908">
            <text:p>908</text:p>
          </table:table-cell>
          <table:table-cell office:value-type="float" office:value="422">
            <text:p>422</text:p>
          </table:table-cell>
        </table:table-row>
        <table:table-row table:style-name="ro1">
          <table:table-cell office:value-type="float" office:value="909">
            <text:p>909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float" office:value="911">
            <text:p>911</text:p>
          </table:table-cell>
          <table:table-cell office:value-type="float" office:value="170">
            <text:p>170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 office:value-type="float" office:value="913">
            <text:p>913</text:p>
          </table:table-cell>
          <table:table-cell office:value-type="float" office:value="252">
            <text:p>252</text:p>
          </table:table-cell>
        </table:table-row>
        <table:table-row table:style-name="ro1">
          <table:table-cell office:value-type="float" office:value="914">
            <text:p>914</text:p>
          </table:table-cell>
          <table:table-cell office:value-type="float" office:value="358">
            <text:p>358</text:p>
          </table:table-cell>
        </table:table-row>
        <table:table-row table:style-name="ro1">
          <table:table-cell office:value-type="float" office:value="915">
            <text:p>915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16">
            <text:p>916</text:p>
          </table:table-cell>
          <table:table-cell office:value-type="float" office:value="392">
            <text:p>392</text:p>
          </table:table-cell>
        </table:table-row>
        <table:table-row table:style-name="ro1">
          <table:table-cell office:value-type="float" office:value="917">
            <text:p>917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 office:value-type="float" office:value="918">
            <text:p>918</text:p>
          </table:table-cell>
          <table:table-cell office:value-type="float" office:value="362">
            <text:p>362</text:p>
          </table:table-cell>
        </table:table-row>
        <table:table-row table:style-name="ro1">
          <table:table-cell office:value-type="float" office:value="919">
            <text:p>919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183">
            <text:p>183</text:p>
          </table:table-cell>
        </table:table-row>
        <table:table-row table:style-name="ro1">
          <table:table-cell office:value-type="float" office:value="921">
            <text:p>921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922">
            <text:p>922</text:p>
          </table:table-cell>
          <table:table-cell office:value-type="float" office:value="350">
            <text:p>350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8">
            <text:p>148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925">
            <text:p>925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927">
            <text:p>927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28">
            <text:p>928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 office:value-type="float" office:value="932">
            <text:p>932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399">
            <text:p>399</text:p>
          </table:table-cell>
        </table:table-row>
        <table:table-row table:style-name="ro1">
          <table:table-cell office:value-type="float" office:value="935">
            <text:p>935</text:p>
          </table:table-cell>
          <table:table-cell office:value-type="float" office:value="133">
            <text:p>133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37">
            <text:p>937</text:p>
          </table:table-cell>
          <table:table-cell office:value-type="float" office:value="218">
            <text:p>218</text:p>
          </table:table-cell>
        </table:table-row>
        <table:table-row table:style-name="ro1">
          <table:table-cell office:value-type="float" office:value="938">
            <text:p>938</text:p>
          </table:table-cell>
          <table:table-cell office:value-type="float" office:value="321">
            <text:p>321</text:p>
          </table:table-cell>
        </table:table-row>
        <table:table-row table:style-name="ro1">
          <table:table-cell office:value-type="float" office:value="939">
            <text:p>939</text:p>
          </table:table-cell>
          <table:table-cell office:value-type="float" office:value="202">
            <text:p>202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941">
            <text:p>941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42">
            <text:p>942</text:p>
          </table:table-cell>
          <table:table-cell office:value-type="float" office:value="342">
            <text:p>342</text:p>
          </table:table-cell>
        </table:table-row>
        <table:table-row table:style-name="ro1">
          <table:table-cell office:value-type="float" office:value="943">
            <text:p>943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 office:value-type="float" office:value="944">
            <text:p>944</text:p>
          </table:table-cell>
          <table:table-cell office:value-type="float" office:value="173">
            <text:p>173</text:p>
          </table:table-cell>
        </table:table-row>
        <table:table-row table:style-name="ro1">
          <table:table-cell office:value-type="float" office:value="945">
            <text:p>945</text:p>
          </table:table-cell>
          <table:table-cell office:value-type="float" office:value="174">
            <text:p>174</text:p>
          </table:table-cell>
        </table:table-row>
        <table:table-row table:style-name="ro1">
          <table:table-cell office:value-type="float" office:value="946">
            <text:p>946</text:p>
          </table:table-cell>
          <table:table-cell office:value-type="float" office:value="352">
            <text:p>352</text:p>
          </table:table-cell>
        </table:table-row>
        <table:table-row table:style-name="ro1">
          <table:table-cell office:value-type="float" office:value="947">
            <text:p>947</text:p>
          </table:table-cell>
          <table:table-cell office:value-type="float" office:value="146">
            <text:p>146</text:p>
          </table:table-cell>
        </table:table-row>
        <table:table-row table:style-name="ro1">
          <table:table-cell office:value-type="float" office:value="948">
            <text:p>948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49">
            <text:p>949</text:p>
          </table:table-cell>
          <table:table-cell office:value-type="float" office:value="241">
            <text:p>241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388">
            <text:p>388</text:p>
          </table:table-cell>
        </table:table-row>
        <table:table-row table:style-name="ro1">
          <table:table-cell office:value-type="float" office:value="951">
            <text:p>951</text:p>
          </table:table-cell>
          <table:table-cell office:value-type="float" office:value="311">
            <text:p>311</text:p>
          </table:table-cell>
        </table:table-row>
        <table:table-row table:style-name="ro1">
          <table:table-cell office:value-type="float" office:value="952">
            <text:p>952</text:p>
          </table:table-cell>
          <table:table-cell office:value-type="float" office:value="138">
            <text:p>138</text:p>
          </table:table-cell>
        </table:table-row>
        <table:table-row table:style-name="ro1">
          <table:table-cell office:value-type="float" office:value="953">
            <text:p>953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954">
            <text:p>954</text:p>
          </table:table-cell>
          <table:table-cell office:value-type="float" office:value="357">
            <text:p>357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56">
            <text:p>956</text:p>
          </table:table-cell>
          <table:table-cell office:value-type="float" office:value="481">
            <text:p>481</text:p>
          </table:table-cell>
        </table:table-row>
        <table:table-row table:style-name="ro1">
          <table:table-cell office:value-type="float" office:value="957">
            <text:p>957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float" office:value="958">
            <text:p>958</text:p>
          </table:table-cell>
          <table:table-cell office:value-type="float" office:value="336">
            <text:p>336</text:p>
          </table:table-cell>
        </table:table-row>
        <table:table-row table:style-name="ro1">
          <table:table-cell office:value-type="float" office:value="959">
            <text:p>95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 office:value-type="float" office:value="961">
            <text:p>961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962">
            <text:p>962</text:p>
          </table:table-cell>
          <table:table-cell office:value-type="float" office:value="339">
            <text:p>339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float" office:value="310">
            <text:p>310</text:p>
          </table:table-cell>
        </table:table-row>
        <table:table-row table:style-name="ro1">
          <table:table-cell office:value-type="float" office:value="964">
            <text:p>964</text:p>
          </table:table-cell>
          <table:table-cell office:value-type="float" office:value="393">
            <text:p>393</text:p>
          </table:table-cell>
        </table:table-row>
        <table:table-row table:style-name="ro1">
          <table:table-cell office:value-type="float" office:value="965">
            <text:p>965</text:p>
          </table:table-cell>
          <table:table-cell office:value-type="float" office:value="332">
            <text:p>332</text:p>
          </table:table-cell>
        </table:table-row>
        <table:table-row table:style-name="ro1">
          <table:table-cell office:value-type="float" office:value="966">
            <text:p>966</text:p>
          </table:table-cell>
          <table:table-cell office:value-type="float" office:value="366">
            <text:p>366</text:p>
          </table:table-cell>
        </table:table-row>
        <table:table-row table:style-name="ro1">
          <table:table-cell office:value-type="float" office:value="967">
            <text:p>967</text:p>
          </table:table-cell>
          <table:table-cell office:value-type="float" office:value="192">
            <text:p>192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35">
            <text:p>235</text:p>
          </table:table-cell>
        </table:table-row>
        <table:table-row table:style-name="ro1">
          <table:table-cell office:value-type="float" office:value="969">
            <text:p>969</text:p>
          </table:table-cell>
          <table:table-cell office:value-type="float" office:value="158">
            <text:p>158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354">
            <text:p>354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193">
            <text:p>193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340">
            <text:p>340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228">
            <text:p>228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11">
            <text:p>411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156">
            <text:p>156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144">
            <text:p>144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162">
            <text:p>162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float" office:value="979">
            <text:p>979</text:p>
          </table:table-cell>
          <table:table-cell office:value-type="float" office:value="243">
            <text:p>24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347">
            <text:p>347</text:p>
          </table:table-cell>
        </table:table-row>
        <table:table-row table:style-name="ro1">
          <table:table-cell office:value-type="float" office:value="981">
            <text:p>981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344">
            <text:p>344</text:p>
          </table:table-cell>
        </table:table-row>
        <table:table-row table:style-name="ro1">
          <table:table-cell office:value-type="float" office:value="983">
            <text:p>983</text:p>
          </table:table-cell>
          <table:table-cell office:value-type="float" office:value="169">
            <text:p>169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201">
            <text:p>201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207">
            <text:p>207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397">
            <text:p>397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236">
            <text:p>236</text:p>
          </table:table-cell>
        </table:table-row>
        <table:table-row table:style-name="ro1">
          <table:table-cell office:value-type="float" office:value="988">
            <text:p>988</text:p>
          </table:table-cell>
          <table:table-cell office:value-type="float" office:value="395">
            <text:p>395</text:p>
          </table:table-cell>
        </table:table-row>
        <table:table-row table:style-name="ro1">
          <table:table-cell office:value-type="float" office:value="989">
            <text:p>989</text:p>
          </table:table-cell>
          <table:table-cell office:value-type="float" office:value="194">
            <text:p>194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383">
            <text:p>383</text:p>
          </table:table-cell>
        </table:table-row>
        <table:table-row table:style-name="ro1">
          <table:table-cell office:value-type="float" office:value="991">
            <text:p>991</text:p>
          </table:table-cell>
          <table:table-cell office:value-type="float" office:value="208">
            <text:p>208</text:p>
          </table:table-cell>
        </table:table-row>
        <table:table-row table:style-name="ro1">
          <table:table-cell office:value-type="float" office:value="992">
            <text:p>992</text:p>
          </table:table-cell>
          <table:table-cell office:value-type="float" office:value="195">
            <text:p>195</text:p>
          </table:table-cell>
        </table:table-row>
        <table:table-row table:style-name="ro1">
          <table:table-cell office:value-type="float" office:value="993">
            <text:p>993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349">
            <text:p>349</text:p>
          </table:table-cell>
        </table:table-row>
        <table:table-row table:style-name="ro1">
          <table:table-cell office:value-type="float" office:value="995">
            <text:p>995</text:p>
          </table:table-cell>
          <table:table-cell office:value-type="float" office:value="189">
            <text:p>189</text:p>
          </table:table-cell>
        </table:table-row>
        <table:table-row table:style-name="ro1">
          <table:table-cell office:value-type="float" office:value="996">
            <text:p>996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305">
            <text:p>305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317">
            <text:p>317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203">
            <text:p>20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70">
            <text:p>17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5T07:11:51</dc:date>
    <dc:creator>Paul Stadig</dc:creator>
    <meta:generator>LibreOffice/3.5$Linux_X86_64 LibreOffice_project/350m1$Build-2</meta:generator>
    <meta:editing-duration>PT10M50S</meta:editing-duration>
    <meta:editing-cycles>9</meta:editing-cycles>
    <meta:document-statistic meta:table-count="3" meta:cell-count="600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5'.A1:'Stride 5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5'.A2:'Stride 5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5'.B2:'Stride 5'.B1001" chart:label-cell-address="'Stride 5'.B1:'Stride 5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5'.B1:'Stride 5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5'.A2:'Stride 5'.A1001</svg:desc>
                </draw:g>
              </table:table-cell>
              <table:table-cell office:value-type="float" office:value="181">
                <text:p>181</text:p>
                <draw:g>
                  <svg:desc>'Stride 5'.B2:'Stride 5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1158">
                <text:p>1158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57">
                <text:p>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32'.A1:'Stride 32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32'.A2:'Stride 32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32'.B2:'Stride 32'.B1001" chart:label-cell-address="'Stride 32'.B1:'Stride 32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32'.B1:'Stride 32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32'.A2:'Stride 32'.A1001</svg:desc>
                </draw:g>
              </table:table-cell>
              <table:table-cell office:value-type="float" office:value="713">
                <text:p>713</text:p>
                <draw:g>
                  <svg:desc>'Stride 32'.B2:'Stride 32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82">
                <text:p>88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234">
                <text:p>123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628">
                <text:p>628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581">
                <text:p>581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714">
                <text:p>1714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1875">
                <text:p>1875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1388">
                <text:p>1388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817">
                <text:p>817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696">
                <text:p>696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1253">
                <text:p>1253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831">
                <text:p>831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822">
                <text:p>822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1153">
                <text:p>1153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1664">
                <text:p>1664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807">
                <text:p>807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1273">
                <text:p>1273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585">
                <text:p>585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839">
                <text:p>839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565">
                <text:p>565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734">
                <text:p>734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4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8.337cm" svg:height="16.648cm" xlink:href=".." xlink:type="simple" chart:class="chart:line" chart:style-name="ch1">
        <chart:legend chart:legend-position="end" svg:x="25.776cm" svg:y="8.025cm" style:legend-expansion="high" chart:style-name="ch2"/>
        <chart:plot-area chart:style-name="ch3" table:cell-range-address="'Stride 64'.A1:'Stride 64'.B1001" chart:data-source-has-labels="both" svg:x="1.016cm" svg:y="1.463cm" svg:width="23.628cm" svg:height="14.433cm">
          <chartooo:coordinate-region svg:x="2.008cm" svg:y="1.662cm" svg:width="22.446cm" svg:height="13.189cm"/>
          <chart:axis chart:dimension="x" chart:name="primary-x" chart:style-name="ch4" chartooo:axis-type="auto">
            <chartooo:date-scale/>
            <chart:categories table:cell-range-address="'Stride 64'.A2:'Stride 64'.A10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ride 64'.B2:'Stride 64'.B1001" chart:label-cell-address="'Stride 64'.B1:'Stride 64'.B1" chart:class="chart:line">
            <chart:data-point chart:repeated="10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uration</text:p>
                <draw:g>
                  <svg:desc>'Stride 64'.B1:'Stride 64'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tride 64'.A2:'Stride 64'.A1001</svg:desc>
                </draw:g>
              </table:table-cell>
              <table:table-cell office:value-type="float" office:value="231">
                <text:p>231</text:p>
                <draw:g>
                  <svg:desc>'Stride 64'.B2:'Stride 64'.B100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37">
                <text:p>4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1">
                <text:p>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">
                <text:p>4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4">
                <text:p>5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68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71">
                <text:p>7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76">
                <text:p>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1">
                <text:p>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86">
                <text:p>9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88">
                <text:p>9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92">
                <text:p>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93">
                <text:p>9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97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8">
                <text:p>10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99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01">
                <text:p>10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02">
                <text:p>10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3">
                <text:p>10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04">
                <text:p>10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06">
                <text:p>1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07">
                <text:p>11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108">
                <text:p>1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09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11">
                <text:p>11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12">
                <text:p>11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113">
                <text:p>11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14">
                <text:p>11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5">
                <text:p>1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16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7">
                <text:p>12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18">
                <text:p>12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119">
                <text:p>120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21">
                <text:p>12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22">
                <text:p>12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123">
                <text:p>12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124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126">
                <text:p>13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127">
                <text:p>1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31">
                <text:p>1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32">
                <text:p>13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33">
                <text:p>1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34">
                <text:p>1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35">
                <text:p>1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36">
                <text:p>14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37">
                <text:p>1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38">
                <text:p>1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139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41">
                <text:p>14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42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3">
                <text:p>1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44">
                <text:p>1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145">
                <text:p>15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46">
                <text:p>1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47">
                <text:p>1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48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49">
                <text:p>15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51">
                <text:p>1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52">
                <text:p>1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53">
                <text:p>1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54">
                <text:p>1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55">
                <text:p>16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56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57">
                <text:p>16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58">
                <text:p>16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59">
                <text:p>16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161">
                <text:p>1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162">
                <text:p>1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163">
                <text:p>1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64">
                <text:p>16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165">
                <text:p>17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66">
                <text:p>1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167">
                <text:p>17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68">
                <text:p>17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69">
                <text:p>1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71">
                <text:p>17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72">
                <text:p>17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73">
                <text:p>17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74">
                <text:p>1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76">
                <text:p>1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77">
                <text:p>18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178">
                <text:p>1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179">
                <text:p>18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81">
                <text:p>18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182">
                <text:p>18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183">
                <text:p>18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84">
                <text:p>18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185">
                <text:p>1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186">
                <text:p>19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187">
                <text:p>1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188">
                <text:p>19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189">
                <text:p>1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191">
                <text:p>19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192">
                <text:p>1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3">
                <text:p>1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194">
                <text:p>19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95">
                <text:p>2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196">
                <text:p>20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197">
                <text:p>20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198">
                <text:p>2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199">
                <text:p>20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01">
                <text:p>200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202">
                <text:p>2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03">
                <text:p>2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4">
                <text:p>20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205">
                <text:p>2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06">
                <text:p>2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07">
                <text:p>2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208">
                <text:p>21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09">
                <text:p>21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211">
                <text:p>21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212">
                <text:p>2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13">
                <text:p>21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14">
                <text:p>2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15">
                <text:p>22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16">
                <text:p>22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17">
                <text:p>22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18">
                <text:p>22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19">
                <text:p>22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21">
                <text:p>22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22">
                <text:p>22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223">
                <text:p>22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224">
                <text:p>22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25">
                <text:p>2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226">
                <text:p>23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27">
                <text:p>23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28">
                <text:p>2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29">
                <text:p>23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31">
                <text:p>23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32">
                <text:p>23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33">
                <text:p>23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234">
                <text:p>23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235">
                <text:p>240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float" office:value="236">
                <text:p>2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37">
                <text:p>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238">
                <text:p>240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239">
                <text:p>24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41">
                <text:p>2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42">
                <text:p>2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243">
                <text:p>2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244">
                <text:p>24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245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46">
                <text:p>2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47">
                <text:p>25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248">
                <text:p>2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49">
                <text:p>2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251">
                <text:p>25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252">
                <text:p>2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253">
                <text:p>2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4">
                <text:p>25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255">
                <text:p>26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258">
                <text:p>26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float" office:value="259">
                <text:p>26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261">
                <text:p>26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262">
                <text:p>26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263">
                <text:p>26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264">
                <text:p>26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265">
                <text:p>2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266">
                <text:p>27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267">
                <text:p>2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268">
                <text:p>2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269">
                <text:p>2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271">
                <text:p>27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272">
                <text:p>27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3">
                <text:p>27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274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275">
                <text:p>28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276">
                <text:p>28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277">
                <text:p>28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278">
                <text:p>28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79">
                <text:p>28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281">
                <text:p>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282">
                <text:p>28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283">
                <text:p>28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284">
                <text:p>28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285">
                <text:p>29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286">
                <text:p>2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287">
                <text:p>29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88">
                <text:p>29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289">
                <text:p>29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291">
                <text:p>29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292">
                <text:p>29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293">
                <text:p>29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4">
                <text:p>29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295">
                <text:p>30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296">
                <text:p>30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297">
                <text:p>30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298">
                <text:p>30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299">
                <text:p>3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301">
                <text:p>3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02">
                <text:p>300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303">
                <text:p>3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04">
                <text:p>30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05">
                <text:p>31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306">
                <text:p>31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307">
                <text:p>31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08">
                <text:p>31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09">
                <text:p>31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311">
                <text:p>3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312">
                <text:p>31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float" office:value="313">
                <text:p>3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14">
                <text:p>31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15">
                <text:p>320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316">
                <text:p>32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17">
                <text:p>3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318">
                <text:p>32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319">
                <text:p>32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21">
                <text:p>3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22">
                <text:p>32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323">
                <text:p>32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324">
                <text:p>32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25">
                <text:p>33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326">
                <text:p>3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27">
                <text:p>33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28">
                <text:p>3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329">
                <text:p>33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331">
                <text:p>3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2">
                <text:p>3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333">
                <text:p>33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334">
                <text:p>33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335">
                <text:p>3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36">
                <text:p>34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37">
                <text:p>3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38">
                <text:p>34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float" office:value="339">
                <text:p>3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341">
                <text:p>34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342">
                <text:p>340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343">
                <text:p>340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344">
                <text:p>3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5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46">
                <text:p>35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347">
                <text:p>35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348">
                <text:p>35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49">
                <text:p>35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51">
                <text:p>35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352">
                <text:p>35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53">
                <text:p>35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54">
                <text:p>35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55">
                <text:p>36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356">
                <text:p>36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357">
                <text:p>3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358">
                <text:p>36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float" office:value="359">
                <text:p>360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361">
                <text:p>3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362">
                <text:p>36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363">
                <text:p>3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364">
                <text:p>3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365">
                <text:p>37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366">
                <text:p>37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367">
                <text:p>3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368">
                <text:p>3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369">
                <text:p>37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371">
                <text:p>3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372">
                <text:p>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373">
                <text:p>370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374">
                <text:p>37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375">
                <text:p>38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376">
                <text:p>3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77">
                <text:p>3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378">
                <text:p>38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379">
                <text:p>38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381">
                <text:p>38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382">
                <text:p>38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383">
                <text:p>3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84">
                <text:p>3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385">
                <text:p>39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386">
                <text:p>3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387">
                <text:p>39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388">
                <text:p>3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389">
                <text:p>3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391">
                <text:p>39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392">
                <text:p>39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393">
                <text:p>39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394">
                <text:p>39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395">
                <text:p>40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396">
                <text:p>40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397">
                <text:p>4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398">
                <text:p>40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399">
                <text:p>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1">
                <text:p>4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float" office:value="402">
                <text:p>40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03">
                <text:p>40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04">
                <text:p>40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05">
                <text:p>4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6">
                <text:p>4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407">
                <text:p>41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408">
                <text:p>4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09">
                <text:p>41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411">
                <text:p>41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12">
                <text:p>41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13">
                <text:p>410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14">
                <text:p>41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15">
                <text:p>4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6">
                <text:p>4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17">
                <text:p>42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18">
                <text:p>42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float" office:value="419">
                <text:p>420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21">
                <text:p>42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float" office:value="422">
                <text:p>42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23">
                <text:p>42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24">
                <text:p>42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425">
                <text:p>4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26">
                <text:p>43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27">
                <text:p>4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8">
                <text:p>43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29">
                <text:p>43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431">
                <text:p>43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432">
                <text:p>43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33">
                <text:p>4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34">
                <text:p>43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5">
                <text:p>4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6">
                <text:p>44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37">
                <text:p>4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8">
                <text:p>440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439">
                <text:p>44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">
                <text:p>44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442">
                <text:p>44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3">
                <text:p>44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444">
                <text:p>44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445">
                <text:p>45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6">
                <text:p>45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447">
                <text:p>45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48">
                <text:p>4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449">
                <text:p>45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451">
                <text:p>45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52">
                <text:p>4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53">
                <text:p>45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54">
                <text:p>450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float" office:value="455">
                <text:p>46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56">
                <text:p>460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float" office:value="457">
                <text:p>4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58">
                <text:p>460</text:p>
              </table:table-cell>
              <table:table-cell office:value-type="float" office:value="546">
                <text:p>546</text:p>
              </table:table-cell>
            </table:table-row>
            <table:table-row>
              <table:table-cell office:value-type="float" office:value="459">
                <text:p>46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61">
                <text:p>46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62">
                <text:p>46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463">
                <text:p>46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64">
                <text:p>46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65">
                <text:p>47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66">
                <text:p>470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67">
                <text:p>47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68">
                <text:p>47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69">
                <text:p>47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471">
                <text:p>4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72">
                <text:p>4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473">
                <text:p>4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74">
                <text:p>470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float" office:value="475">
                <text:p>48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476">
                <text:p>48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77">
                <text:p>480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78">
                <text:p>48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479">
                <text:p>4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81">
                <text:p>4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82">
                <text:p>48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83">
                <text:p>48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84">
                <text:p>48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485">
                <text:p>49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86">
                <text:p>49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487">
                <text:p>490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float" office:value="488">
                <text:p>49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89">
                <text:p>49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91">
                <text:p>4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92">
                <text:p>49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93">
                <text:p>49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94">
                <text:p>49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95">
                <text:p>50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96">
                <text:p>50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97">
                <text:p>500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98">
                <text:p>5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99">
                <text:p>5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501">
                <text:p>50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502">
                <text:p>50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03">
                <text:p>5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04">
                <text:p>50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505">
                <text:p>51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506">
                <text:p>510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float" office:value="507">
                <text:p>51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508">
                <text:p>510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509">
                <text:p>51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511">
                <text:p>5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514">
                <text:p>51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15">
                <text:p>52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516">
                <text:p>52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517">
                <text:p>52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float" office:value="518">
                <text:p>52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19">
                <text:p>5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float" office:value="521">
                <text:p>52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522">
                <text:p>52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23">
                <text:p>52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524">
                <text:p>520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float" office:value="525">
                <text:p>53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526">
                <text:p>53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float" office:value="527">
                <text:p>5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28">
                <text:p>530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float" office:value="529">
                <text:p>53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531">
                <text:p>53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32">
                <text:p>530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float" office:value="533">
                <text:p>53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34">
                <text:p>53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535">
                <text:p>54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536">
                <text:p>5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537">
                <text:p>5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538">
                <text:p>540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539">
                <text:p>54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float" office:value="541">
                <text:p>540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float" office:value="542">
                <text:p>54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543">
                <text:p>54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544">
                <text:p>54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545">
                <text:p>55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546">
                <text:p>55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547">
                <text:p>55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548">
                <text:p>55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549">
                <text:p>5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551">
                <text:p>5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52">
                <text:p>55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553">
                <text:p>5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554">
                <text:p>550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555">
                <text:p>56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556">
                <text:p>56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557">
                <text:p>56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558">
                <text:p>56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559">
                <text:p>56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561">
                <text:p>56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562">
                <text:p>560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563">
                <text:p>560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564">
                <text:p>56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565">
                <text:p>5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566">
                <text:p>57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float" office:value="567">
                <text:p>57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568">
                <text:p>5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569">
                <text:p>57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571">
                <text:p>570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float" office:value="572">
                <text:p>570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573">
                <text:p>57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574">
                <text:p>57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575">
                <text:p>5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76">
                <text:p>58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577">
                <text:p>58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578">
                <text:p>5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579">
                <text:p>58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float" office:value="581">
                <text:p>5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582">
                <text:p>580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583">
                <text:p>5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584">
                <text:p>58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585">
                <text:p>59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586">
                <text:p>59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float" office:value="587">
                <text:p>59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588">
                <text:p>59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float" office:value="589">
                <text:p>59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591">
                <text:p>59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float" office:value="592">
                <text:p>59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593">
                <text:p>59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594">
                <text:p>59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595">
                <text:p>6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96">
                <text:p>60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597">
                <text:p>60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598">
                <text:p>6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599">
                <text:p>600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601">
                <text:p>60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02">
                <text:p>60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603">
                <text:p>60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04">
                <text:p>600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605">
                <text:p>61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06">
                <text:p>61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float" office:value="607">
                <text:p>61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08">
                <text:p>61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609">
                <text:p>61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611">
                <text:p>61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12">
                <text:p>6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613">
                <text:p>61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14">
                <text:p>61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15">
                <text:p>62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616">
                <text:p>62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17">
                <text:p>62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618">
                <text:p>62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619">
                <text:p>62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621">
                <text:p>6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622">
                <text:p>62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623">
                <text:p>62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624">
                <text:p>620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625">
                <text:p>6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626">
                <text:p>63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627">
                <text:p>63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28">
                <text:p>63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629">
                <text:p>6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631">
                <text:p>630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632">
                <text:p>63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633">
                <text:p>63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634">
                <text:p>63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635">
                <text:p>6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636">
                <text:p>64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637">
                <text:p>64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638">
                <text:p>64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639">
                <text:p>64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641">
                <text:p>6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642">
                <text:p>64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643">
                <text:p>64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644">
                <text:p>64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645">
                <text:p>6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646">
                <text:p>65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647">
                <text:p>65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648">
                <text:p>65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649">
                <text:p>65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651">
                <text:p>65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652">
                <text:p>65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653">
                <text:p>65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654">
                <text:p>65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float" office:value="655">
                <text:p>66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656">
                <text:p>66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float" office:value="657">
                <text:p>6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58">
                <text:p>66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659">
                <text:p>6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661">
                <text:p>66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662">
                <text:p>660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float" office:value="663">
                <text:p>6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664">
                <text:p>6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65">
                <text:p>67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666">
                <text:p>67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667">
                <text:p>670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668">
                <text:p>67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float" office:value="669">
                <text:p>67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671">
                <text:p>67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672">
                <text:p>67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73">
                <text:p>67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74">
                <text:p>67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675">
                <text:p>68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676">
                <text:p>68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677">
                <text:p>680</text:p>
              </table:table-cell>
              <table:table-cell office:value-type="float" office:value="548">
                <text:p>548</text:p>
              </table:table-cell>
            </table:table-row>
            <table:table-row>
              <table:table-cell office:value-type="float" office:value="678">
                <text:p>68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679">
                <text:p>680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681">
                <text:p>68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682">
                <text:p>6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683">
                <text:p>68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684">
                <text:p>68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685">
                <text:p>69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686">
                <text:p>69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687">
                <text:p>69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688">
                <text:p>690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689">
                <text:p>6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691">
                <text:p>69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692">
                <text:p>690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float" office:value="693">
                <text:p>6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694">
                <text:p>69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695">
                <text:p>70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696">
                <text:p>7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697">
                <text:p>7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698">
                <text:p>7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699">
                <text:p>700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701">
                <text:p>700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float" office:value="702">
                <text:p>70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03">
                <text:p>70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float" office:value="704">
                <text:p>7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705">
                <text:p>710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706">
                <text:p>71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707">
                <text:p>71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708">
                <text:p>71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709">
                <text:p>71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711">
                <text:p>71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712">
                <text:p>71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713">
                <text:p>71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14">
                <text:p>71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float" office:value="715">
                <text:p>7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16">
                <text:p>72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717">
                <text:p>7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718">
                <text:p>7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719">
                <text:p>72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721">
                <text:p>72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22">
                <text:p>72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723">
                <text:p>72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724">
                <text:p>72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725">
                <text:p>73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float" office:value="726">
                <text:p>73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727">
                <text:p>73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728">
                <text:p>73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29">
                <text:p>7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float" office:value="731">
                <text:p>73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732">
                <text:p>73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733">
                <text:p>73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float" office:value="734">
                <text:p>7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735">
                <text:p>74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36">
                <text:p>74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737">
                <text:p>7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738">
                <text:p>740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float" office:value="739">
                <text:p>74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741">
                <text:p>740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742">
                <text:p>74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float" office:value="743">
                <text:p>74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744">
                <text:p>74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745">
                <text:p>75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746">
                <text:p>75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747">
                <text:p>75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748">
                <text:p>750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749">
                <text:p>75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751">
                <text:p>75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752">
                <text:p>75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753">
                <text:p>750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float" office:value="754">
                <text:p>75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755">
                <text:p>7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756">
                <text:p>7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757">
                <text:p>76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758">
                <text:p>76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759">
                <text:p>760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float" office:value="761">
                <text:p>76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762">
                <text:p>76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763">
                <text:p>76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764">
                <text:p>760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float" office:value="765">
                <text:p>77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66">
                <text:p>770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767">
                <text:p>77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769">
                <text:p>77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float" office:value="771">
                <text:p>77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72">
                <text:p>77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773">
                <text:p>770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774">
                <text:p>77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775">
                <text:p>7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776">
                <text:p>78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777">
                <text:p>78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778">
                <text:p>78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779">
                <text:p>78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781">
                <text:p>780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float" office:value="782">
                <text:p>780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float" office:value="783">
                <text:p>78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784">
                <text:p>780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785">
                <text:p>79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786">
                <text:p>790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float" office:value="787">
                <text:p>79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788">
                <text:p>79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float" office:value="789">
                <text:p>790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float" office:value="791">
                <text:p>7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792">
                <text:p>79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float" office:value="793">
                <text:p>790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float" office:value="794">
                <text:p>79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795">
                <text:p>80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796">
                <text:p>8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797">
                <text:p>80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798">
                <text:p>800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799">
                <text:p>800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801">
                <text:p>80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802">
                <text:p>800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float" office:value="803">
                <text:p>80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804">
                <text:p>800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float" office:value="805">
                <text:p>81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float" office:value="806">
                <text:p>81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float" office:value="807">
                <text:p>810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float" office:value="808">
                <text:p>81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809">
                <text:p>810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float" office:value="811">
                <text:p>81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12">
                <text:p>810</text:p>
              </table:table-cell>
              <table:table-cell office:value-type="float" office:value="783">
                <text:p>783</text:p>
              </table:table-cell>
            </table:table-row>
            <table:table-row>
              <table:table-cell office:value-type="float" office:value="813">
                <text:p>81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float" office:value="814">
                <text:p>810</text:p>
              </table:table-cell>
              <table:table-cell office:value-type="float" office:value="614">
                <text:p>614</text:p>
              </table:table-cell>
            </table:table-row>
            <table:table-row>
              <table:table-cell office:value-type="float" office:value="815">
                <text:p>82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816">
                <text:p>82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817">
                <text:p>8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18">
                <text:p>82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819">
                <text:p>820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821">
                <text:p>82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822">
                <text:p>82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823">
                <text:p>820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float" office:value="824">
                <text:p>82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25">
                <text:p>8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826">
                <text:p>83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827">
                <text:p>83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float" office:value="828">
                <text:p>830</text:p>
              </table:table-cell>
              <table:table-cell office:value-type="float" office:value="802">
                <text:p>802</text:p>
              </table:table-cell>
            </table:table-row>
            <table:table-row>
              <table:table-cell office:value-type="float" office:value="829">
                <text:p>83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float" office:value="831">
                <text:p>83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832">
                <text:p>83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float" office:value="833">
                <text:p>83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float" office:value="834">
                <text:p>83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float" office:value="835">
                <text:p>840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float" office:value="836">
                <text:p>840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float" office:value="837">
                <text:p>84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838">
                <text:p>840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float" office:value="839">
                <text:p>840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float" office:value="841">
                <text:p>84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842">
                <text:p>840</text:p>
              </table:table-cell>
              <table:table-cell office:value-type="float" office:value="636">
                <text:p>636</text:p>
              </table:table-cell>
            </table:table-row>
            <table:table-row>
              <table:table-cell office:value-type="float" office:value="843">
                <text:p>84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44">
                <text:p>84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float" office:value="845">
                <text:p>85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846">
                <text:p>850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float" office:value="847">
                <text:p>850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float" office:value="848">
                <text:p>850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float" office:value="849">
                <text:p>85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float" office:value="851">
                <text:p>85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852">
                <text:p>85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853">
                <text:p>85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854">
                <text:p>850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float" office:value="855">
                <text:p>86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float" office:value="856">
                <text:p>86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857">
                <text:p>860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float" office:value="858">
                <text:p>86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859">
                <text:p>86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float" office:value="861">
                <text:p>86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862">
                <text:p>860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float" office:value="863">
                <text:p>8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864">
                <text:p>8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865">
                <text:p>87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float" office:value="866">
                <text:p>87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67">
                <text:p>87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868">
                <text:p>870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float" office:value="869">
                <text:p>8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float" office:value="871">
                <text:p>87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872">
                <text:p>87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873">
                <text:p>87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874">
                <text:p>870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875">
                <text:p>88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876">
                <text:p>88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877">
                <text:p>8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float" office:value="878">
                <text:p>88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879">
                <text:p>88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881">
                <text:p>88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882">
                <text:p>88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883">
                <text:p>88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884">
                <text:p>88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float" office:value="885">
                <text:p>89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float" office:value="886">
                <text:p>89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float" office:value="887">
                <text:p>8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888">
                <text:p>890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float" office:value="889">
                <text:p>89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891">
                <text:p>89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892">
                <text:p>890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float" office:value="893">
                <text:p>89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94">
                <text:p>89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895">
                <text:p>9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96">
                <text:p>90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897">
                <text:p>90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898">
                <text:p>900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899">
                <text:p>90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901">
                <text:p>90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902">
                <text:p>900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float" office:value="903">
                <text:p>900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904">
                <text:p>90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905">
                <text:p>910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float" office:value="906">
                <text:p>91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907">
                <text:p>9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08">
                <text:p>910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float" office:value="909">
                <text:p>91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float" office:value="911">
                <text:p>9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912">
                <text:p>9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913">
                <text:p>910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914">
                <text:p>910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915">
                <text:p>92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16">
                <text:p>92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float" office:value="917">
                <text:p>92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918">
                <text:p>920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float" office:value="919">
                <text:p>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921">
                <text:p>9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922">
                <text:p>92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923">
                <text:p>92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924">
                <text:p>92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925">
                <text:p>93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926">
                <text:p>93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927">
                <text:p>93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28">
                <text:p>9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929">
                <text:p>9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931">
                <text:p>93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932">
                <text:p>93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933">
                <text:p>93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34">
                <text:p>930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35">
                <text:p>94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936">
                <text:p>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37">
                <text:p>94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float" office:value="938">
                <text:p>94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float" office:value="939">
                <text:p>94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941">
                <text:p>94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42">
                <text:p>940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float" office:value="943">
                <text:p>9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944">
                <text:p>940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945">
                <text:p>950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946">
                <text:p>95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947">
                <text:p>95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948">
                <text:p>95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49">
                <text:p>950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float" office:value="951">
                <text:p>950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952">
                <text:p>9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953">
                <text:p>9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954">
                <text:p>95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955">
                <text:p>96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56">
                <text:p>960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float" office:value="957">
                <text:p>96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958">
                <text:p>960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float" office:value="959">
                <text:p>96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961">
                <text:p>9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962">
                <text:p>960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963">
                <text:p>96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964">
                <text:p>960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965">
                <text:p>97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float" office:value="966">
                <text:p>970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float" office:value="967">
                <text:p>970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968">
                <text:p>970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969">
                <text:p>97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float" office:value="971">
                <text:p>970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float" office:value="972">
                <text:p>970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float" office:value="973">
                <text:p>97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float" office:value="974">
                <text:p>97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float" office:value="975">
                <text:p>980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976">
                <text:p>98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977">
                <text:p>9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978">
                <text:p>980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979">
                <text:p>98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981">
                <text:p>980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float" office:value="982">
                <text:p>980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983">
                <text:p>9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984">
                <text:p>9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985">
                <text:p>990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986">
                <text:p>990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float" office:value="987">
                <text:p>990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988">
                <text:p>990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float" office:value="989">
                <text:p>99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991">
                <text:p>99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float" office:value="992">
                <text:p>990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993">
                <text:p>99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994">
                <text:p>99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995">
                <text:p>100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996">
                <text:p>100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float" office:value="997">
                <text:p>1000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998">
                <text:p>1000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999">
                <text:p>100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0">
                <text:p>17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